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align="justify"&gt;</text:p>
      <text:p text:style-name="Standard"><text:s/></text:p>
      <text:p text:style-name="Standard">&lt;img src="https://user-images.githubusercontent.com/91060831/158379573-7c7fe284-87a3-40a3-b8eb-30874de5c57e.png" width="150"/&gt;</text:p>
      <text:p text:style-name="Standard"/>
      <text:p text:style-name="Standard">El manual del programador, también conocido como Manual Técnico o del analista, juega un papel importante dentro del sistema debido a que luego de instalar el sistema y ponerlo en producción, se tiene la ardua tarea de darle mantenimiento para que el sistema continúe siendo operacional.</text:p>
      <text:p text:style-name="Standard"/>
      <text:p text:style-name="Standard">Tomando en cuenta que las personas que dan mantenimiento al sistema no necesariamente son las mismas personas que lo desarrollaron, es necesario contar con una herramienta o el manual técnico que me permita aprender fácilmente como está integrado el sistema desde el punto de vista técnico, presentando claramente cada uno de los procesos del sistemas y su interrelación para formar el sistema completo. Además de indicar cada uno de los datos o información que se almacena en la base de datos del sistema, sus relaciones y las transformaciones que sufren los datos para convertirse en información.</text:p>
      <text:p text:style-name="Standard"/>
      <text:p text:style-name="Standard">### Introducción</text:p>
      <text:p text:style-name="Standard"/>
      <text:p text:style-name="Standard"/>
      <text:p text:style-name="Standard">### Objetivos</text:p>
      <text:p text:style-name="Standard"/>
      <text:p text:style-name="Standard">- [ ] In process</text:p>
      <text:p text:style-name="Standard"/>
      <text:p text:style-name="Standard">### Requerimientos técnicos del sistema</text:p>
      <text:p text:style-name="Standard"/>
      <text:p text:style-name="Standard">- [ ] In process</text:p>
      <text:p text:style-name="Standard"/>
      <text:p text:style-name="Standard">### Diagrama de Casos de USO</text:p>
      <text:p text:style-name="Standard"/>
      <text:p text:style-name="Standard">&lt;img src="https://raw.githubusercontent.com/alfonsogj14/ProyectoETS/develop/img/DiagramaCasosDeUso.jpg"/&gt;</text:p>
      <text:p text:style-name="Standard"/>
      <text:p text:style-name="Standard">### Especificación Casos de USO</text:p>
      <text:p text:style-name="Standard"/>
      <text:p text:style-name="Standard">##### Autor: Farmacia</text:p>
      <text:p text:style-name="Standard"/>
      <text:p text:style-name="Standard"/>
      <text:p text:style-name="Standard">| <text:s/>Actor | XXX (Nombre del Actor) |</text:p>
      <text:p text:style-name="Standard">|---|---|</text:p>
      <text:p text:style-name="Standard">| Descripción <text:s/>| _Breve descripción del actor_ <text:s/>|</text:p>
      <text:p text:style-name="Standard">| Características <text:s/>| _Características que describen al actor_ |</text:p>
      <text:p text:style-name="Standard">| Relaciones | _Relaciones que tiene con otros actores. Básicamente cuando realiza las mismas acciones que otro actor._ <text:s/>|</text:p>
      <text:p text:style-name="Standard">| Referencias | _Que casos de uso realiza_ | <text:s text:c="2"/></text:p>
      <text:p text:style-name="Standard">| <text:s/>Notas | <text:s/>_Notas adicionales_ |</text:p>
      <text:p text:style-name="Standard">| Autor <text:s/>| _Quien desarrolla la especificación del actor_ |</text:p>
      <text:p text:style-name="Standard">|Fecha | _Fecha de la especificación_ |</text:p>
      <text:p text:style-name="Standard"/>
      <text:p text:style-name="Standard">__Casos de Uso autor Farmacia__</text:p>
      <text:p text:style-name="Standard"><text:soft-page-break/></text:p>
      <text:p text:style-name="Standard"><text:s/>| <text:s/>Caso de Uso<text:tab/>CU | Registrarse <text:s/>|</text:p>
      <text:p text:style-name="Standard"><text:s text:c="2"/>|---|---|</text:p>
      <text:p text:style-name="Standard"><text:s text:c="2"/>| Actor <text:s/>| <text:s/>Farmacia |</text:p>
      <text:p text:style-name="Standard"><text:s text:c="2"/>| Descripción | La farmacia debe registrar su establecimiento con su horario |</text:p>
      <text:p text:style-name="Standard"><text:s text:c="2"/>| Flujo básico | _Descripción paso a paso de la ejecución. (1-&gt;2-&gt;3.)_ |</text:p>
      <text:p text:style-name="Standard"><text:s text:c="2"/>| Pre-condiciones | Debe solicitar Registrarse y a la comprobación del administrador <text:s/>| <text:s/></text:p>
      <text:p text:style-name="Standard"><text:s text:c="2"/>| Post-condiciones <text:s/>| Podrá establecer un horario y contartar con los clientes a traves de la aplicación <text:s/>| <text:s/></text:p>
      <text:p text:style-name="Standard"><text:s text:c="2"/>| <text:s/>Requerimientos | Farmacia Real <text:s/>|</text:p>
      <text:p text:style-name="Standard"><text:s text:c="2"/>| <text:s/>Notas | <text:s/>_Notas adicionales_ |</text:p>
      <text:p text:style-name="Standard"><text:s text:c="2"/>| Autor <text:s/>| Jefe de la Farmacia |</text:p>
      <text:p text:style-name="Standard"><text:s text:c="2"/>|Fecha | Cuando se desee |</text:p>
      <text:p text:style-name="Standard"/>
      <text:p text:style-name="Standard"><text:s/>| <text:s/>Caso de Uso<text:tab/>CU | Identificarse <text:s/>|</text:p>
      <text:p text:style-name="Standard"><text:s text:c="2"/>|---|---|</text:p>
      <text:p text:style-name="Standard"><text:s text:c="2"/>| Actor <text:s/>| <text:s/>Farmacia |</text:p>
      <text:p text:style-name="Standard"><text:s text:c="2"/>| Descripción | La Farmacia debe identificarse para poder modificar o editar o contactar con los clientes |</text:p>
      <text:p text:style-name="Standard"><text:s text:c="2"/>| Flujo básico | _Descripción paso a paso de la ejecución. (1-&gt;2-&gt;3.)_ |</text:p>
      <text:p text:style-name="Standard"><text:s text:c="2"/>| Pre-condiciones | Debe estar registrado <text:s/>| <text:s/></text:p>
      <text:p text:style-name="Standard"><text:s text:c="2"/>| Post-condiciones <text:s/>| Podrá editar su perfil <text:s/>| <text:s/></text:p>
      <text:p text:style-name="Standard"><text:s text:c="2"/>| <text:s/>Requerimientos | Registrada <text:s/>|</text:p>
      <text:p text:style-name="Standard"><text:s text:c="2"/>| <text:s/>Notas | <text:s/>_Notas adicionales_ |</text:p>
      <text:p text:style-name="Standard"><text:s text:c="2"/>| Autor <text:s/>| Jefe de la Farmacia o cualquier empleado que se le permita|</text:p>
      <text:p text:style-name="Standard"><text:s text:c="2"/>|Fecha | Cuando se desee |</text:p>
      <text:p text:style-name="Standard"/>
      <text:p text:style-name="Standard">##### Autor: Usuario/Cliente</text:p>
      <text:p text:style-name="Standard"/>
      <text:p text:style-name="Standard"/>
      <text:p text:style-name="Standard"/>
      <text:p text:style-name="Standard">| <text:s/>Actor | XXX (Nombre del Actor) |</text:p>
      <text:p text:style-name="Standard">|---|---|</text:p>
      <text:p text:style-name="Standard">| Descripción <text:s/>| _Breve descripción del actor_ <text:s/>|</text:p>
      <text:p text:style-name="Standard">| Características <text:s/>| _Características que describen al actor_ |</text:p>
      <text:p text:style-name="Standard">| Relaciones | _Relaciones que tiene con otros actores. Básicamente cuando realiza las mismas acciones que otro actor._ <text:s/>|</text:p>
      <text:p text:style-name="Standard">| Referencias | _Que casos de uso realiza_ | <text:s text:c="2"/></text:p>
      <text:p text:style-name="Standard">| <text:s/>Notas | <text:s/>_Notas adicionales_ |</text:p>
      <text:p text:style-name="Standard">| Autor <text:s/>| _Quien desarrolla la especificación del actor_ |</text:p>
      <text:p text:style-name="Standard">|Fecha | _Fecha de la especificación_ |</text:p>
      <text:p text:style-name="Standard"/>
      <text:p text:style-name="Standard">__Casos de Uso autor Usuario__</text:p>
      <text:p text:style-name="Standard"/>
      <text:p text:style-name="Standard"><text:s/>| <text:s/>Caso de Uso<text:tab/>CU | Registrarse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debe facilitar sus datos personales para su correcta creacion de perfil |</text:p>
      <text:p text:style-name="Standard"><text:s text:c="2"/>| Flujo básico | _Descripción paso a paso de la ejecución. (1-&gt;2-&gt;3.)_ |</text:p>
      <text:p text:style-name="Standard"><text:s text:c="2"/>| Pre-condiciones | Debe solicitar Registrarse <text:s/>| <text:s/></text:p>
      <text:p text:style-name="Standard"><text:soft-page-break/><text:s text:c="2"/>| Post-condiciones <text:s/>| Podrá editar su perfil como también podrá establecer Farmacia de confianza para que el manejo de la aplicación sea mas comod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<text:s/>| <text:s/>Caso de Uso<text:tab/>CU | Identificarse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debe facilitar sus datos personales |</text:p>
      <text:p text:style-name="Standard"><text:s text:c="2"/>| Flujo básico | _Descripción paso a paso de la ejecución. (1-&gt;2-&gt;3.)_ |</text:p>
      <text:p text:style-name="Standard"><text:s text:c="2"/>| Pre-condiciones | Debe estar Registrado <text:s/>| <text:s/></text:p>
      <text:p text:style-name="Standard"><text:s text:c="2"/>| Post-condiciones <text:s/>| Podrá editar y contactar directamente con cualquier Farmaci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<text:s/>| <text:s/>Caso de Uso<text:tab/>CU | Añadir Farmacia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añadirá una farmacia de confianza que sera la que el suela ir |</text:p>
      <text:p text:style-name="Standard"><text:s text:c="2"/>| Flujo básico | _Descripción paso a paso de la ejecución. (1-&gt;2-&gt;3.)_ |</text:p>
      <text:p text:style-name="Standard"><text:s text:c="2"/>| Pre-condiciones | Debe estar identificado <text:s/>| <text:s/></text:p>
      <text:p text:style-name="Standard"><text:s text:c="2"/>| Post-condiciones <text:s/>| Podrá contactar directamente con cualquier Farmaci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<text:s/>| <text:s/>Caso de Uso<text:tab/>CU | Eliminar Farmacia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eliminará una farmacia de confianza |</text:p>
      <text:p text:style-name="Standard"><text:s text:c="2"/>| Flujo básico | _Descripción paso a paso de la ejecución. (1-&gt;2-&gt;3.)_ |</text:p>
      <text:p text:style-name="Standard"><text:s text:c="2"/>| Pre-condiciones | Debe estar identificado <text:s/>| <text:s/></text:p>
      <text:p text:style-name="Standard"><text:s text:c="2"/>| Post-condiciones <text:s/>| No le aparecerá mas como farmacia de confianz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<text:s/>| <text:s/>Caso de Uso<text:tab/>CU | Modificar Farmacia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modificara una farmacia de confianza que sera la que el suela ir |</text:p>
      <text:p text:style-name="Standard"><text:s text:c="2"/>| Flujo básico | _Descripción paso a paso de la ejecución. (1-&gt;2-&gt;3.)_ |</text:p>
      <text:p text:style-name="Standard"><text:s text:c="2"/>| Pre-condiciones | Debe estar identificado <text:s/>| <text:s/></text:p>
      <text:p text:style-name="Standard"><text:soft-page-break/><text:s text:c="2"/>| Post-condiciones <text:s/>| Podrá contactar directamente con cualquier Farmaci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<text:s/>| <text:s/>Caso de Uso<text:tab/>CU | Buscar Farmacia <text:s/>|</text:p>
      <text:p text:style-name="Standard"><text:s text:c="2"/>|---|---|</text:p>
      <text:p text:style-name="Standard"><text:s text:c="2"/>| Actor <text:s/>| <text:s/>Usuario/cliente |</text:p>
      <text:p text:style-name="Standard"><text:s text:c="2"/>| Descripción | El cliente podrá buscar la farmacia de guardia |</text:p>
      <text:p text:style-name="Standard"><text:s text:c="2"/>| Flujo básico | _Descripción paso a paso de la ejecución. (1-&gt;2-&gt;3.)_ |</text:p>
      <text:p text:style-name="Standard"><text:s text:c="2"/>| Pre-condiciones | No es necesario estar Registrado ni Identificado, solo podrá ver que Farmacias estan de Guardia <text:s/>| <text:s/></text:p>
      <text:p text:style-name="Standard"><text:s text:c="2"/>| Post-condiciones <text:s/>| Podrá ver por diferentes formas cual es la Farmacia de guardia que mejor le venga | <text:s/></text:p>
      <text:p text:style-name="Standard"><text:s text:c="2"/>| <text:s/>Requerimientos | Persona Física <text:s/>|</text:p>
      <text:p text:style-name="Standard"><text:s text:c="2"/>| <text:s/>Notas | <text:s/>_Notas adicionales_ |</text:p>
      <text:p text:style-name="Standard"><text:s text:c="2"/>| Autor <text:s/>| Cualquier Usuario |</text:p>
      <text:p text:style-name="Standard"><text:s text:c="2"/>|Fecha | Cuando se desee |</text:p>
      <text:p text:style-name="Standard"/>
      <text:p text:style-name="Standard">### Diagrama de Clases</text:p>
      <text:p text:style-name="Standard"/>
      <text:p text:style-name="Standard">&lt;img src="https://raw.githubusercontent.com/alfonsogj14/ProyectoETS/main/img/DiagramaClasesPharmaGuardaES.drawio.png"/&gt;</text:p>
      <text:p text:style-name="Standard"/>
      <text:p text:style-name="Standard"/>
      <text:p text:style-name="Standard">### Diagrama Entidad Relación y normalización de la base de datos</text:p>
      <text:p text:style-name="Standard"/>
      <text:p text:style-name="Standard">- [ ] In process</text:p>
      <text:p text:style-name="Standard"/>
      <text:p text:style-name="Standard">### Descripción de las tablas de la base de datos</text:p>
      <text:p text:style-name="Standard"/>
      <text:p text:style-name="Standard">- [ ] In process</text:p>
      <text:p text:style-name="Standard"/>
      <text:p text:style-name="Standard">### Definición y descripción de variables usadas en el sistema.</text:p>
      <text:p text:style-name="Standard"/>
      <text:p text:style-name="Standard">- [ ] In process</text:p>
      <text:p text:style-name="Standard"/>
      <text:p text:style-name="Standard">### Diccionario de datos</text:p>
      <text:p text:style-name="Standard"/>
      <text:p text:style-name="Standard">- [ ] In process</text:p>
      <text:p text:style-name="Standard"/>
      <text:p text:style-name="Standard">### La descripción de módulos o procesos detallando Entrada-Proceso-Salida.</text:p>
      <text:p text:style-name="Standard"/>
      <text:p text:style-name="Standard">- [ ] In process</text:p>
      <text:p text:style-name="Standard"/>
      <text:p text:style-name="Standard">### Elementos que debe incluir el manual del programador:</text:p>
      <text:p text:style-name="Standard"/>
      <text:p text:style-name="Standard">Estructura de datos y características físicas y lógicas de los archivos usados.</text:p>
      <text:p text:style-name="Standard"><text:soft-page-break/>Detalle de las condiciones especiales de ejecución tales como banderas, palabras claves, prerrequisitos, usos específicos de recursos.</text:p>
      <text:p text:style-name="Standard">Descripción de interfaces con otros sistemas o aplicaciones.</text:p>
      <text:p text:style-name="Standard">Bitácora de cambios dentro de los mismos códigos fuentes que incluya el responsable del cambio, la fecha y la descripción del cambio</text:p>
      <text:p text:style-name="Standard"/>
      <text:p text:style-name="Standard">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141" meta:word-count="1240" meta:character-count="7544" meta:non-whitespace-character-count="6151"/>
  </office:meta>
</office:document-meta>
</file>